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3211</text:p>
      <text:p text:style-name="Text_20_body">Date: 10-03-18</text:p>
      <text:p text:style-name="Text_20_body">Time: 08:00</text:p>
      <text:p text:style-name="Text_20_body">Facilitator: <text:span text:style-name="T1">Emil Djupfeld.</text:span></text:p>
      <text:p text:style-name="Text_20_body">Participants: Jonas Jacobsson, Christian Bergström, Lisa Hammarström, Niklas Landin.</text:p>
      <text:list xml:id="list1792871315" text:style-name="L1">
        <text:list-item>
          <text:p text:style-name="P1">Objectives (5 min)</text:p>
          <text:p text:style-name="P1">Finding out in more detail what the RAD should contain. Finding out if our mock-up use case was done in the correct fashion. Introduce ourselves to the new group members and the group supervisor.</text:p>
        </text:list-item>
        <text:list-item>
          <text:p text:style-name="P1">Reports (15 min)</text:p>
          <text:p text:style-name="P1">This was our first real meeting, so there wasn't much to show apart from the RAD and one use case.</text:p>
        </text:list-item>
        <text:list-item>
          <text:p text:style-name="P1">Discussion items (35 min)</text:p>
          <text:list>
            <text:list-item>
              <text:p text:style-name="P1">We asked some questions about the RAD and received satisfactory answers.</text:p>
            </text:list-item>
            <text:list-item>
              <text:p text:style-name="P1">We asked what to do next. Complete the RAD and produce more use cases.</text:p>
            </text:list-item>
            <text:list-item>
              <text:p text:style-name="P1">Is our project of a suitable size and difficulty?</text:p>
            </text:list-item>
          </text:list>
        </text:list-item>
        <text:list-item>
          <text:p text:style-name="P1">Outcomes and assignments (5 min)</text:p>
          <text:list>
            <text:list-item>
              <text:p text:style-name="P1">Further development of the RAD and related design decisions are to be discussed during the next meeting with the group.</text:p>
            </text:list-item>
          </text:list>
        </text:list-item>
        <text:list-item>
          <text:p text:style-name="P1">Wrap up</text:p>
          <text:list>
            <text:list-item>
              <text:p text:style-name="P1">Next meeting planned for Monday 10-03-22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35:41</meta:creation-date>
    <dc:date>2010-03-23T09:48:37</dc:date>
    <meta:editing-cycles>9</meta:editing-cycles>
    <meta:editing-duration>PT00H32M09S</meta:editing-duration>
    <dc:creator>Jonas Jacobson</dc:creator>
    <meta:document-statistic meta:table-count="0" meta:image-count="0" meta:object-count="0" meta:page-count="1" meta:paragraph-count="18" meta:word-count="161" meta:character-count="926"/>
    <meta:user-defined meta:name="Info 1"/>
    <meta:user-defined meta:name="Info 2"/>
    <meta:user-defined meta:name="Info 3"/>
    <meta:user-defined meta:name="Info 4"/>
  </office:meta>
</office:document-meta>
</file>